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ans" svg:font-family="OpenSans, Helvetica, Arial, sans-serif"/>
    <style:font-face style:name="Proxima Nova Alt Rg" svg:font-family="'Proxima Nova Alt Rg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Proxima Nova Alt Rg" style:font-name-complex="Proxima Nova Alt Rg"/>
    </style:style>
    <style:style style:name="P2" style:family="paragraph" style:parent-style-name="Standard">
      <style:paragraph-properties fo:text-align="center" style:justify-single-word="false"/>
      <style:text-properties style:font-name="Proxima Nova Alt Rg" fo:font-size="13pt" fo:font-weight="bold" style:font-size-asian="13pt" style:font-weight-asian="bold" style:font-name-complex="Proxima Nova Alt Rg" style:font-size-complex="13pt" style:font-weight-complex="bold"/>
    </style:style>
    <style:style style:name="P3" style:family="paragraph" style:parent-style-name="Contents_20_Heading">
      <style:text-properties style:font-name="Proxima Nova Alt Rg" style:font-name-complex="Proxima Nova Alt Rg"/>
    </style:style>
    <style:style style:name="P4" style:family="paragraph" style:parent-style-name="Contents_20_1">
      <style:paragraph-properties fo:background-color="#b2b2b2">
        <style:background-image/>
      </style:paragraph-properties>
    </style:style>
    <style:style style:name="P5" style:family="paragraph" style:parent-style-name="Contents_20_2">
      <style:paragraph-properties fo:background-color="#b2b2b2">
        <style:background-image/>
      </style:paragraph-properties>
    </style:style>
    <style:style style:name="P6" style:family="paragraph" style:parent-style-name="Contents_20_2">
      <style:paragraph-properties fo:background-color="#b2b2b2" fo:padding="0.0291in" fo:border-left="none" fo:border-right="none" fo:border-top="none" fo:border-bottom="0.0008in solid #000000" style:join-border="false">
        <style:background-image/>
      </style:paragraph-properties>
    </style:style>
    <style:style style:name="P7" style:family="paragraph" style:parent-style-name="Contents_20_2">
      <style:paragraph-properties fo:margin-left="0in" fo:margin-right="0in" fo:text-indent="0in" style:auto-text-indent="false" fo:background-color="#b2b2b2">
        <style:background-image/>
      </style:paragraph-properties>
    </style:style>
    <style:style style:name="P8" style:family="paragraph" style:parent-style-name="Contents_20_2">
      <style:paragraph-properties fo:margin-left="0in" fo:margin-right="0in" fo:text-indent="0in" style:auto-text-indent="false" fo:background-color="#b2b2b2" fo:padding="0.0291in" fo:border-left="none" fo:border-right="none" fo:border-top="none" fo:border-bottom="0.0008in solid #000000" style:join-border="false">
        <style:background-image/>
      </style:paragraph-properties>
      <style:text-properties style:font-name="Proxima Nova Alt Rg" style:font-name-complex="Proxima Nova Alt Rg"/>
    </style:style>
    <style:style style:name="P9" style:family="paragraph" style:parent-style-name="Contents_20_2">
      <style:paragraph-properties fo:margin-left="0in" fo:margin-right="0in" fo:text-indent="0in" style:auto-text-indent="false" fo:background-color="#b2b2b2" fo:padding="0.0291in" fo:border-left="none" fo:border-right="none" fo:border-top="none" fo:border-bottom="0.0008in solid #000000" style:join-border="false">
        <style:background-image/>
      </style:paragraph-properties>
    </style:style>
    <style:style style:name="P10" style:family="paragraph" style:parent-style-name="Text_20_body">
      <style:paragraph-properties fo:padding="0.0291in" fo:border-left="none" fo:border-right="none" fo:border-top="none" fo:border-bottom="0.0008in solid #000000" style:join-border="false"/>
      <style:text-properties style:font-name="Proxima Nova Alt Rg" style:font-name-complex="Proxima Nova Alt Rg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Proxima Nova Alt Rg" fo:font-size="13pt" fo:font-weight="bold" style:font-size-asian="13pt" style:font-weight-asian="bold" style:font-name-complex="Proxima Nova Alt Rg" style:font-size-complex="13pt" style:font-weight-complex="bold"/>
    </style:style>
    <style:style style:name="P12" style:family="paragraph" style:parent-style-name="Heading_20_1">
      <style:text-properties style:font-name="Proxima Nova Alt Rg" style:font-name-complex="Proxima Nova Alt Rg"/>
    </style:style>
    <style:style style:name="P13" style:family="paragraph" style:parent-style-name="Heading_20_2">
      <style:text-properties style:font-name="Proxima Nova Alt Rg" style:font-name-complex="Proxima Nova Alt Rg"/>
    </style:style>
    <style:style style:name="P14" style:family="paragraph" style:parent-style-name="Text_20_body">
      <style:text-properties style:font-name="Proxima Nova Alt Rg" style:font-name-complex="Proxima Nova Alt Rg"/>
    </style:style>
    <style:style style:name="T1" style:family="text">
      <style:text-properties style:font-name="Proxima Nova Alt Rg" style:font-name-complex="Proxima Nova Alt Rg"/>
    </style:style>
    <style:style style:name="T2" style:family="text">
      <style:text-properties style:font-name="Proxima Nova Alt Rg" fo:font-weight="bold" style:font-weight-asian="bold" style:font-name-complex="Proxima Nova Alt Rg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US – Professional Linguistic Upper Studies </text:p>
      <text:p text:style-name="P2">WebService Documentation</text:p>
      <text:p text:style-name="P2">Last Update: 03-May-2018</text:p>
      <text:p text:style-name="P2"/>
      <text:p text:style-name="P2"/>
      <text:p text:style-name="P3">Table of Contents</text:p>
      <text:p text:style-name="P4">1. Login<text:tab/>….........</text:p>
      <text:p text:style-name="P5">1.1 For Student<text:tab/></text:p>
      <text:p text:style-name="P5"><text:span text:style-name="Index_20_Link">1.2 For Group Leader<text:tab/></text:span></text:p>
      <text:p text:style-name="P7"><text:span text:style-name="Index_20_Link">2. Contact Us...............................................................................................................................................</text:span></text:p>
      <text:p text:style-name="P7"><text:span text:style-name="Index_20_Link">3.Get Centre................................................................................................................................................</text:span></text:p>
      <text:p text:style-name="P7"><text:span text:style-name="Index_20_Link">4.Get Bookings...........................................................................................................................................</text:span></text:p>
      <text:p text:style-name="P7"><text:span text:style-name="Index_20_Link">5.Get Activity Details................................................................................................................................</text:span></text:p>
      <text:h text:style-name="P12" text:outline-level="1"/>
      <text:h text:style-name="P12" text:outline-level="1">Login</text:h>
      <text:p text:style-name="P1"><text:bookmark-start text:name="__RefHeading__3854_1824344865"/><text:bookmark-start text:name="__RefHeading__430_1111602003"/><text:bookmark-start text:name="__RefHeading__284_55453964"/><text:bookmark-start text:name="__RefHeading__135_592575195"/><text:bookmark-start text:name="__RefHeading__1_1269678072"/><text:bookmark-start text:name="__RefHeading__67_2062996015"/><text:bookmark-start text:name="__RefHeading__205_930465845"/><text:bookmark-start text:name="__RefHeading__353_1715538336"/><text:bookmark-start text:name="__RefHeading__2333_77110889"/><text:bookmark-start text:name="__RefHeading__1223_1732660419"/><text:bookmark-start text:name="__RefHeading__713_1464257472"/><text:bookmark-start text:name="__RefHeading___Toc482889394"/>1) For student (http://plus-ed.com/betaweb/webservices/login/check_login)<text:bookmark-end text:name="__RefHeading__3854_1824344865"/><text:bookmark-end text:name="__RefHeading__430_1111602003"/><text:bookmark-end text:name="__RefHeading__284_55453964"/><text:bookmark-end text:name="__RefHeading__135_592575195"/><text:bookmark-end text:name="__RefHeading__1_1269678072"/><text:bookmark-end text:name="__RefHeading__67_2062996015"/><text:bookmark-end text:name="__RefHeading__205_930465845"/><text:bookmark-end text:name="__RefHeading__353_1715538336"/><text:bookmark-end text:name="__RefHeading__2333_77110889"/><text:bookmark-end text:name="__RefHeading__1223_1732660419"/><text:bookmark-end text:name="__RefHeading__713_1464257472"/><text:bookmark-end text:name="__RefHeading___Toc482889394"/></text:p>
      <text:p text:style-name="P1">2) For group leader (http://plus-ed.com/betaweb/webservices/login/check_login)</text:p>
      <text:p text:style-name="P1">-------------------------------------------------------------------</text:p>
      <text:p text:style-name="P1"/>
      <text:h text:style-name="P13" text:outline-level="2">For Student</text:h>
      <text:p text:style-name="P1"><text:bookmark-start text:name="__RefHeading__3856_1824344865"/><text:bookmark-start text:name="__RefHeading__432_1111602003"/><text:bookmark-start text:name="__RefHeading__286_55453964"/><text:bookmark-start text:name="__RefHeading__137_592575195"/><text:bookmark-start text:name="__RefHeading__3_1269678072"/><text:bookmark-start text:name="__RefHeading__69_2062996015"/><text:bookmark-start text:name="__RefHeading__207_930465845"/><text:bookmark-start text:name="__RefHeading__355_1715538336"/><text:bookmark-start text:name="__RefHeading__2335_77110889"/><text:bookmark-start text:name="__RefHeading__1225_1732660419"/><text:bookmark-start text:name="__RefHeading__715_1464257472"/><text:bookmark-start text:name="__RefHeading___Toc482889395"/>------------------------------------------------------------------<text:bookmark-end text:name="__RefHeading__3856_1824344865"/><text:bookmark-end text:name="__RefHeading__432_1111602003"/><text:bookmark-end text:name="__RefHeading__286_55453964"/><text:bookmark-end text:name="__RefHeading__137_592575195"/><text:bookmark-end text:name="__RefHeading__3_1269678072"/><text:bookmark-end text:name="__RefHeading__69_2062996015"/><text:bookmark-end text:name="__RefHeading__207_930465845"/><text:bookmark-end text:name="__RefHeading__355_1715538336"/><text:bookmark-end text:name="__RefHeading__2335_77110889"/><text:bookmark-end text:name="__RefHeading__1225_1732660419"/><text:bookmark-end text:name="__RefHeading__715_1464257472"/><text:bookmark-end text:name="__RefHeading___Toc482889395"/></text:p>
      <text:p text:style-name="P1">WS :http://plus-ed.com/betaweb/webservices/login/check_login</text:p>
      <text:p text:style-name="P1">Method : POST</text:p>
      <text:p text:style-name="P1"><text:span text:style-name="T3">Request</text:span> : </text:p>
      <text:p text:style-name="P1">api_key:187c5425e9a98318d05a3288c6f0183d</text:p>
      <text:p text:style-name="P1">type:1</text:p>
      <text:p text:style-name="P1">first_name:John</text:p>
      <text:p text:style-name="P1">surname:ABC2124_1</text:p>
      <text:p text:style-name="P1">dob:01-01-1990</text:p>
      <text:p text:style-name="P1">centre_id:45</text:p>
      <text:p text:style-name="P9"><text:span text:style-name="Index_20_Link"><text:span text:style-name="T2">success</text:span></text:span></text:p>
      <text:p text:style-name="P1"/>
      <text:p text:style-name="Text_20_body"><text:span text:style-name="T1"><text:tab/></text:span><text:span text:style-name="Index_20_Link"><text:span text:style-name="T1">{<text:line-break/> <text:s text:c="3"/>"username": "--",<text:line-break/> <text:s text:c="3"/>"uuid": "4fF76raP2124",<text:line-break/> <text:s text:c="3"/>"pax_dob": "1990-01-01",<text:line-break/></text:span></text:span><text:soft-page-break/><text:span text:style-name="Index_20_Link"><text:span text:style-name="T1"> <text:s text:c="3"/>"mainfirstname": "John",<text:line-break/> <text:s text:c="3"/>"mainfamilyname": "ABC2124_1",<text:line-break/> <text:s text:c="3"/>"businessname": "John",<text:line-break/> <text:s text:c="3"/>"id": "1294194",<text:line-break/> <text:s text:c="3"/>"email": "",<text:line-break/> <text:s text:c="3"/>"country": "",<text:line-break/> <text:s text:c="3"/>"role": 502,<text:line-break/> <text:s text:c="3"/>"ruolo": "Student",<text:line-break/> <text:s text:c="3"/>"logged_in": true,<text:line-break/> <text:s text:c="3"/>"originalCentreImage": "http://plus-ed.com/vision_ag/",<text:line-break/> <text:s text:c="3"/>"thumbCentreImage": "http://plus-ed.com/vision_ag/",<text:line-break/> <text:s text:c="3"/>"centre_id": "45",<text:line-break/> <text:s text:c="3"/>"status": "Success",<text:line-break/> <text:s text:c="3"/>"message": "API Token validated."<text:line-break/>}</text:span></text:span></text:p>
      <text:p text:style-name="Text_20_body"><text:span text:style-name="Index_20_Link"><text:span text:style-name="T1"/></text:span></text:p>
      <text:p text:style-name="P8"><text:span text:style-name="Index_20_Link"><text:span text:style-name="T3">Failure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No API token received."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Invalid API token."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<text:line-break/> <text:s text:c="3"/>"status": "Fail",<text:line-break/> <text:s text:c="3"/>"message": "Booking not available"<text:line-break/>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<text:line-break/> <text:s text:c="3"/>"status": "Fail",<text:line-break/> <text:s text:c="3"/>"message": "Error! Invalid credentials."<text:line-break/>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/></text:span></text:p>
      <text:h text:style-name="P13" text:outline-level="2">For Group Leader</text:h>
      <text:p text:style-name="P1"><text:bookmark-start text:name="__RefHeading__3856_18243448651"/><text:bookmark-start text:name="__RefHeading__432_11116020031"/><text:bookmark-start text:name="__RefHeading__286_554539641"/><text:bookmark-start text:name="__RefHeading__137_5925751951"/><text:bookmark-start text:name="__RefHeading__3_12696780721"/><text:bookmark-start text:name="__RefHeading__69_20629960151"/><text:bookmark-start text:name="__RefHeading__207_9304658451"/><text:bookmark-start text:name="__RefHeading__355_17155383361"/><text:bookmark-start text:name="__RefHeading__2335_771108891"/><text:bookmark-start text:name="__RefHeading__1225_17326604191"/><text:bookmark-start text:name="__RefHeading__715_14642574721"/><text:bookmark-start text:name="__RefHeading___Toc4828893951"/>------------------------------------------------------------------<text:bookmark-end text:name="__RefHeading__3856_18243448651"/><text:bookmark-end text:name="__RefHeading__432_11116020031"/><text:bookmark-end text:name="__RefHeading__286_554539641"/><text:bookmark-end text:name="__RefHeading__137_5925751951"/><text:bookmark-end text:name="__RefHeading__3_12696780721"/><text:bookmark-end text:name="__RefHeading__69_20629960151"/><text:bookmark-end text:name="__RefHeading__207_9304658451"/><text:bookmark-end text:name="__RefHeading__355_17155383361"/><text:bookmark-end text:name="__RefHeading__2335_771108891"/><text:bookmark-end text:name="__RefHeading__1225_17326604191"/><text:bookmark-end text:name="__RefHeading__715_14642574721"/><text:bookmark-end text:name="__RefHeading___Toc4828893951"/></text:p>
      <text:p text:style-name="P1">WS :http://plus-ed.com/betaweb/webservices/login/check_login</text:p>
      <text:p text:style-name="P1">Method : POST</text:p>
      <text:p text:style-name="P1"><text:soft-page-break/><text:span text:style-name="T3">Request</text:span> : </text:p>
      <text:p text:style-name="P1">api_key:187c5425e9a98318d05a3288c6f0183d</text:p>
      <text:p text:style-name="P1">type:2</text:p>
      <text:p text:style-name="P1">first_name:John</text:p>
      <text:p text:style-name="P1">surname:ABC2124_32</text:p>
      <text:p text:style-name="P1">dob:01-01-1990</text:p>
      <text:p text:style-name="P1">booking_id:2450</text:p>
      <text:p text:style-name="P9"><text:span text:style-name="Index_20_Link"><text:span text:style-name="T2">success</text:span></text:span></text:p>
      <text:p text:style-name="P1"/>
      <text:p text:style-name="Text_20_body"><text:span text:style-name="T1"><text:tab/></text:span><text:span text:style-name="Index_20_Link"><text:span text:style-name="T1">{<text:line-break/> <text:s text:c="3"/>"username": "--",<text:line-break/> <text:s text:c="3"/>"uuid": "9cNKvFUf2124",<text:line-break/> <text:s text:c="3"/>"pax_dob": "1990-01-01",<text:line-break/> <text:s text:c="3"/>"mainfirstname": "John",<text:line-break/> <text:s text:c="3"/>"mainfamilyname": "ABC2124_32",<text:line-break/> <text:s text:c="3"/>"businessname": "John",<text:line-break/> <text:s text:c="3"/>"id": "1294225",<text:line-break/> <text:s text:c="3"/>"email": "",<text:line-break/> <text:s text:c="3"/>"country": "",<text:line-break/> <text:s text:c="3"/>"role": 501,<text:line-break/> <text:s text:c="3"/>"ruolo": "Group Leader",<text:line-break/> <text:s text:c="3"/>"logged_in": true,<text:line-break/> <text:s text:c="3"/>"originalCentreImage": "http://plus-ed.com/vision_ag/",<text:line-break/> <text:s text:c="3"/>"thumbCentreImage": "http://plus-ed.com/vision_ag/",<text:line-break/> <text:s text:c="3"/>"centre_id": "45",<text:line-break/> <text:s text:c="3"/>"status": "Success",<text:line-break/> <text:s text:c="3"/>"message": "API Token validated."<text:line-break/>}</text:span></text:span></text:p>
      <text:p text:style-name="Text_20_body"><text:span text:style-name="Index_20_Link"><text:span text:style-name="T1"/></text:span></text:p>
      <text:p text:style-name="P8"><text:span text:style-name="Index_20_Link"><text:span text:style-name="T3">Failure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No API token received."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Invalid API token."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<text:line-break/> <text:s text:c="3"/>"status": "Fail",<text:line-break/> <text:s text:c="3"/>"message": "Booking not available"<text:line-break/>} ;</text:span></text:span></text:p>
      <text:p text:style-name="Text_20_body"><text:soft-page-break/><text:span text:style-name="Index_20_Link"><text:span text:style-name="T1"/></text:span></text:p>
      <text:p text:style-name="Text_20_body"><text:span text:style-name="Index_20_Link"><text:span text:style-name="T1">{<text:line-break/> <text:s text:c="3"/>"status": "Fail",<text:line-break/> <text:s text:c="3"/>"message": "Error! Invalid credentials."<text:line-break/>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/></text:span></text:p>
      <text:h text:style-name="P12" text:outline-level="1">Contact us</text:h>
      <text:p text:style-name="P1"><text:bookmark-start text:name="__RefHeading__3854_18243448651"/><text:bookmark-start text:name="__RefHeading__430_11116020031"/><text:bookmark-start text:name="__RefHeading__284_554539641"/><text:bookmark-start text:name="__RefHeading__135_5925751951"/><text:bookmark-start text:name="__RefHeading__1_12696780721"/><text:bookmark-start text:name="__RefHeading__67_20629960151"/><text:bookmark-start text:name="__RefHeading__205_9304658451"/><text:bookmark-start text:name="__RefHeading__353_17155383361"/><text:bookmark-start text:name="__RefHeading__2333_771108891"/><text:bookmark-start text:name="__RefHeading__1223_17326604191"/><text:bookmark-start text:name="__RefHeading__713_14642574721"/><text:bookmark-start text:name="__RefHeading___Toc4828893941"/>1) Contact us <text:s/>(http://plus-ed.com/betaweb/webservices/contact_us/get_page)<text:bookmark-end text:name="__RefHeading__3854_18243448651"/><text:bookmark-end text:name="__RefHeading__430_11116020031"/><text:bookmark-end text:name="__RefHeading__284_554539641"/><text:bookmark-end text:name="__RefHeading__135_5925751951"/><text:bookmark-end text:name="__RefHeading__1_12696780721"/><text:bookmark-end text:name="__RefHeading__67_20629960151"/><text:bookmark-end text:name="__RefHeading__205_9304658451"/><text:bookmark-end text:name="__RefHeading__353_17155383361"/><text:bookmark-end text:name="__RefHeading__2333_771108891"/><text:bookmark-end text:name="__RefHeading__1223_17326604191"/><text:bookmark-end text:name="__RefHeading__713_14642574721"/><text:bookmark-end text:name="__RefHeading___Toc4828893941"/></text:p>
      <text:p text:style-name="P1">-------------------------------------------------------------------</text:p>
      <text:p text:style-name="P1">WS : http://plus-ed.com/betaweb/webservices/contact_us/get_page</text:p>
      <text:p text:style-name="P1">Method : POST</text:p>
      <text:p text:style-name="P1"><text:span text:style-name="T3">Request</text:span> : </text:p>
      <text:p text:style-name="P1">api_key:187c5425e9a98318d05a3288c6f0183d</text:p>
      <text:p text:style-name="P1"/>
      <text:p text:style-name="P6"><text:span text:style-name="Index_20_Link"><text:span text:style-name="T2">success</text:span></text:span></text:p>
      <text:p text:style-name="P1"/>
      <text:p text:style-name="P1"><text:span text:style-name="Index_20_Link"><text:tab/>{<text:line-break/> <text:s text:c="3"/>"status": "Success",<text:line-break/> <text:s text:c="3"/>"message": "API Token validated.",<text:line-break/> <text:s text:c="3"/>"content": "&lt;p style=\"padding-left: 15px;\"&gt;Dear user,&amp;nbsp;&lt;/p&gt;\n&lt;p style=\"padding-left: 15px;\"&gt;To provide you with the information you require as quickly and as precisely as possible, please select one of the topics listed below:&lt;/p&gt;\n&lt;div class=\"col-lg-4 col-md-4 col-sm-12 col-xs-12\" style=\"margin-top: 30px;\"&gt;\n&lt;h3 style=\"font-size: 24px; font-family: 'Roboto Condensed', sans-serif; color: #959795;\"&gt;PLUS General Enquiries&lt;/h3&gt;\n&lt;address class=\"margin-bottom-30px\"&gt;\n&lt;ul class=\"list-unstyled\" style=\"padding-left: 0; list-style: none; font-weight: normal; color: #8f8f8f;\"&gt;\n&lt;li&gt;Professional Linguistic Upper Studies&lt;/li&gt;\n&lt;li&gt;8-10 Grosvenor Gardens,&lt;/li&gt;\n&lt;li&gt;Mezzanine floor,&lt;/li&gt;\n&lt;li&gt;London, SW1W 0DH&lt;/li&gt;\n&lt;li style=\"font-size: 16px; color: #00b3f0;\"&gt;Switchboard:&lt;/li&gt;\n&lt;li&gt;T. + 44 (0)20 7730 2223&lt;/li&gt;\n&lt;li&gt;F: + 44 (0)20 7730 9209&lt;/li&gt;\n&lt;li style=\"font-size: 16px; color: #00b3f0;\"&gt;Email:&lt;/li&gt;\n&lt;li&gt;plus@plus-ed.com&lt;/li&gt;\n&lt;/ul&gt;\n&lt;/address&gt;&lt;/div&gt;\n&lt;div class=\"col-lg-4 col-md-4 col-sm-12 col-xs-12\" style=\"margin-top: 30px;\"&gt;\n&lt;h3 style=\"font-size: 24px; font-family: 'Roboto Condensed', sans-serif; color: #959795;\"&gt;PLUS Academic&lt;/h3&gt;\n&lt;address class=\"margin-bottom-30px\"&gt;\n&lt;ul class=\"list-unstyled\" style=\"padding-left: 0; list-style: none; font-weight: normal; color: #8f8f8f;\"&gt;\n&lt;li&gt;Professional Linguistic Upper Studies&lt;/li&gt;\n&lt;li&gt;8-10 Grosvenor Gardens,&lt;/li&gt;\n&lt;li&gt;Mezzanine floor,&lt;/li&gt;\n&lt;li&gt;London, SW1W 0DH&lt;/li&gt;\n&lt;li style=\"font-size: 16px; color: #00b3f0;\"&gt;Switchboard:&lt;/li&gt;\n&lt;li&gt;T. + 44 (0)20 7730 2223&lt;/li&gt;\n&lt;li&gt;F: + 44 (0)20 7730 9209&lt;/li&gt;\n&lt;li style=\"font-size: 16px; color: #00b3f0;\"&gt;Email:&lt;/li&gt;\n&lt;li&gt;recruitment@plus-ed.com&lt;/li&gt;\n&lt;/ul&gt;\n&lt;/address&gt;&lt;/div&gt;\n&lt;div class=\"col-lg-4 col-md-4 col-sm-12 col-xs-</text:span><text:soft-page-break/><text:span text:style-name="Index_20_Link">12\" style=\"margin-top: 30px;\"&gt;\n&lt;h3 style=\"font-size: 24px; font-family: 'Roboto Condensed', sans-serif; color: #959795;\"&gt;PLUS Management&lt;/h3&gt;\n&lt;address class=\"margin-bottom-30px\"&gt;\n&lt;ul class=\"list-unstyled\" style=\"padding-left: 0; list-style: none; font-weight: normal; color: #8f8f8f;\"&gt;\n&lt;li&gt;Professional Linguistic Upper Studies&lt;/li&gt;\n&lt;li&gt;8-10 Grosvenor Gardens,&lt;/li&gt;\n&lt;li&gt;Mezzanine floor,&lt;/li&gt;\n&lt;li&gt;London, SW1W 0DH&lt;/li&gt;\n&lt;li style=\"font-size: 16px; color: #00b3f0;\"&gt;Switchboard:&lt;/li&gt;\n&lt;li&gt;T. + 44 (0)20 7730 2223&lt;/li&gt;\n&lt;li&gt;F: + 44 (0)20 7730 9209&lt;/li&gt;\n&lt;li style=\"font-size: 16px; color: #00b3f0;\"&gt;Email:&lt;/li&gt;\n&lt;li&gt;Leisure@plus-ed.com&lt;/li&gt;\n&lt;/ul&gt;\n&lt;/address&gt;&lt;/div&gt;\n&lt;div class=\"col-lg-4 col-md-4 col-sm-12 col-xs-12\" style=\"margin-top: 30px;\"&gt;\n&lt;h3 style=\"font-size: 24px; font-family: 'Roboto Condensed', sans-serif; color: #959795;\"&gt;PLUS Finance&lt;/h3&gt;\n&lt;address class=\"margin-bottom-30px\"&gt;\n&lt;ul class=\"list-unstyled\" style=\"padding-left: 0; list-style: none; font-weight: normal; color: #8f8f8f;\"&gt;\n&lt;li&gt;Professional Linguistic Upper Studies&lt;/li&gt;\n&lt;li&gt;8-10 Grosvenor Gardens,&lt;/li&gt;\n&lt;li&gt;Mezzanine floor,&lt;/li&gt;\n&lt;li&gt;London, SW1W 0DH&lt;/li&gt;\n&lt;li style=\"font-size: 16px; color: #00b3f0;\"&gt;Switchboard:&lt;/li&gt;\n&lt;li&gt;T. + 44 (0)20 7730 2223&lt;/li&gt;\n&lt;li&gt;F: + 44 (0)20 7730 9209&lt;/li&gt;\n&lt;li style=\"font-size: 16px; color: #00b3f0;\"&gt;Email:&lt;/li&gt;\n&lt;li&gt;finance@plus-ed.com&lt;/li&gt;\n&lt;/ul&gt;\n&lt;/address&gt;&lt;/div&gt;\n&lt;div class=\"col-lg-4 col-md-4 col-sm-12 col-xs-12\" style=\"margin-top: 30px;\"&gt;\n&lt;h3 style=\"font-size: 24px; font-family: 'Roboto Condensed', sans-serif; color: #959795;\"&gt;PLUS Operational&lt;/h3&gt;\n&lt;address class=\"margin-bottom-30px\"&gt;\n&lt;ul class=\"list-unstyled\" style=\"padding-left: 0; list-style: none; font-weight: normal; color: #8f8f8f;\"&gt;\n&lt;li&gt;Professional Linguistic Upper Studies&lt;/li&gt;\n&lt;li&gt;8-10 Grosvenor Gardens,&lt;/li&gt;\n&lt;li&gt;Mezzanine floor,&lt;/li&gt;\n&lt;li&gt;London, SW1W 0DH&lt;/li&gt;\n&lt;li style=\"font-size: 16px; color: #00b3f0;\"&gt;Switchboard:&lt;/li&gt;\n&lt;li&gt;T. + 44 (0)20 7730 2223&lt;/li&gt;\n&lt;li&gt;F: + 44 (0)20 7730 9209&lt;/li&gt;\n&lt;li style=\"font-size: 16px; color: #00b3f0;\"&gt;Email:&lt;/li&gt;\n&lt;li&gt;bookings@plus-ed.com&lt;/li&gt;\n&lt;/ul&gt;\n&lt;/address&gt;&lt;/div&gt;\n&lt;div class=\"col-lg-4 col-md-4 col-sm-12 col-xs-12\" style=\"margin-top: 30px;\"&gt;\n&lt;h3 style=\"font-size: 24px; font-family: 'Roboto Condensed', sans-serif; color: #959795;\"&gt;PLUS Sales&lt;/h3&gt;\n&lt;address class=\"margin-bottom-30px\"&gt;\n&lt;ul class=\"list-unstyled\" style=\"padding-left: 0; list-style: none; font-weight: normal; color: #8f8f8f;\"&gt;\n&lt;li&gt;Professional Linguistic Upper Studies&lt;/li&gt;\n&lt;li&gt;8-10 Grosvenor Gardens,&lt;/li&gt;\n&lt;li&gt;Mezzanine floor,&lt;/li&gt;\n&lt;li&gt;London, SW1W 0DH&lt;/li&gt;\n&lt;li style=\"font-size: 16px; color: #00b3f0;\"&gt;Switchboard:&lt;/li&gt;\n&lt;li&gt;T. + 44 (0)20 7730 2223&lt;/li&gt;\n&lt;li&gt;F: + 44 (0)20 7730 9209&lt;/li&gt;\n&lt;li style=\"font-size: 16px; color: #00b3f0;\"&gt;Email:&lt;/li&gt;\n&lt;li&gt;plus@plus-ed.com&lt;/li&gt;\n&lt;/ul&gt;\n&lt;/address&gt;&lt;/div&gt;"<text:line-break/>}</text:span></text:p>
      <text:p text:style-name="P1"><text:span text:style-name="Index_20_Link"><text:span text:style-name="T1"/></text:span></text:p>
      <text:p text:style-name="P8"><text:span text:style-name="Index_20_Link"><text:span text:style-name="T3">Failure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No API token received."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Invalid API token."} ;</text:span></text:span></text:p>
      <text:p text:style-name="P1"><text:span text:style-name="Index_20_Link"><text:span text:style-name="T1"/></text:span></text:p>
      <text:p text:style-name="P1"><text:span text:style-name="Index_20_Link"><text:span text:style-name="T1"/></text:span></text:p>
      <text:h text:style-name="P12" text:outline-level="1"><text:soft-page-break/>Get Centre</text:h>
      <text:p text:style-name="P1"><text:bookmark-start text:name="__RefHeading__3854_182434486511"/><text:bookmark-start text:name="__RefHeading__430_111160200311"/><text:bookmark-start text:name="__RefHeading__284_5545396411"/><text:bookmark-start text:name="__RefHeading__135_59257519511"/><text:bookmark-start text:name="__RefHeading__1_126967807211"/><text:bookmark-start text:name="__RefHeading__67_206299601511"/><text:bookmark-start text:name="__RefHeading__205_93046584511"/><text:bookmark-start text:name="__RefHeading__353_171553833611"/><text:bookmark-start text:name="__RefHeading__2333_7711088911"/><text:bookmark-start text:name="__RefHeading__1223_173266041911"/><text:bookmark-start text:name="__RefHeading__713_146425747211"/><text:bookmark-start text:name="__RefHeading___Toc48288939411"/>1) Get Centre <text:s text:c="2"/>(http://plus-ed.com/betaweb/webservices/login/get_centre)<text:bookmark-end text:name="__RefHeading__3854_182434486511"/><text:bookmark-end text:name="__RefHeading__430_111160200311"/><text:bookmark-end text:name="__RefHeading__284_5545396411"/><text:bookmark-end text:name="__RefHeading__135_59257519511"/><text:bookmark-end text:name="__RefHeading__1_126967807211"/><text:bookmark-end text:name="__RefHeading__67_206299601511"/><text:bookmark-end text:name="__RefHeading__205_93046584511"/><text:bookmark-end text:name="__RefHeading__353_171553833611"/><text:bookmark-end text:name="__RefHeading__2333_7711088911"/><text:bookmark-end text:name="__RefHeading__1223_173266041911"/><text:bookmark-end text:name="__RefHeading__713_146425747211"/><text:bookmark-end text:name="__RefHeading___Toc48288939411"/></text:p>
      <text:p text:style-name="P1">-------------------------------------------------------------------</text:p>
      <text:p text:style-name="P1">WS : http://plus-ed.com/betaweb/webservices/login/get_centre</text:p>
      <text:p text:style-name="P1">Method : POST</text:p>
      <text:p text:style-name="P1"><text:span text:style-name="T3">Request</text:span> : </text:p>
      <text:p text:style-name="P1">api_key:187c5425e9a98318d05a3288c6f0183d</text:p>
      <text:p text:style-name="P1"/>
      <text:p text:style-name="P6"><text:span text:style-name="Index_20_Link"><text:span text:style-name="T2">success</text:span></text:span></text:p>
      <text:p text:style-name="P1"/>
      <text:p text:style-name="P1"><text:span text:style-name="Index_20_Link"><text:tab/>{<text:line-break/> <text:s text:c="3"/>"status": "Success",<text:line-break/> <text:s text:c="3"/>"message": "API Token validated.",<text:line-break/> <text:s text:c="3"/>"centre": [<text:line-break/> <text:s text:c="7"/>{<text:line-break/> <text:s text:c="11"/>"id": "63",<text:line-break/> <text:s text:c="11"/>"name": "BRIGHTON "<text:line-break/> <text:s text:c="7"/>},<text:line-break/> <text:s text:c="7"/>{<text:line-break/> <text:s text:c="11"/>"id": "6",<text:line-break/> <text:s text:c="11"/>"name": "CANTERBURY"<text:line-break/> <text:s text:c="7"/>},<text:line-break/> <text:s text:c="7"/>{<text:line-break/> <text:s text:c="11"/>"id": "41",<text:line-break/> <text:s text:c="11"/>"name": "CHELMSFORD"<text:line-break/> <text:s text:c="7"/>},<text:line-break/> <text:s text:c="7"/>{<text:line-break/> <text:s text:c="11"/>"id": "20",<text:line-break/> <text:s text:c="11"/>"name": "CHESTER"<text:line-break/> <text:s text:c="7"/>},<text:line-break/> <text:s text:c="7"/>{<text:line-break/> <text:s text:c="11"/>"id": "66",<text:line-break/> <text:s text:c="11"/>"name": "DERBY"<text:line-break/> <text:s text:c="7"/>},<text:line-break/> <text:s text:c="7"/>{<text:line-break/> <text:s text:c="11"/>"id": "36",<text:line-break/> <text:s text:c="11"/>"name": "DUBLIN"<text:line-break/> <text:s text:c="7"/>},<text:line-break/> <text:s text:c="7"/>{<text:line-break/> <text:s text:c="11"/>"id": "21",<text:line-break/> <text:s text:c="11"/>"name": "EDINBURGH"<text:line-break/> <text:s text:c="7"/>},<text:line-break/></text:span><text:soft-page-break/><text:span text:style-name="Index_20_Link"> <text:s text:c="7"/>{<text:line-break/> <text:s text:c="11"/>"id": "52",<text:line-break/> <text:s text:c="11"/>"name": "EFFINGHAM"<text:line-break/> <text:s text:c="7"/>},<text:line-break/> <text:s text:c="7"/>{<text:line-break/> <text:s text:c="11"/>"id": "68",<text:line-break/> <text:s text:c="11"/>"name": "HEARFORSHIRE"<text:line-break/> <text:s text:c="7"/>},<text:line-break/> <text:s text:c="7"/>{<text:line-break/> <text:s text:c="11"/>"id": "47",<text:line-break/> <text:s text:c="11"/>"name": "LIVERPOOL"<text:line-break/> <text:s text:c="7"/>},<text:line-break/> <text:s text:c="7"/>{<text:line-break/> <text:s text:c="11"/>"id": "3",<text:line-break/> <text:s text:c="11"/>"name": "LONDON GREENWICH"<text:line-break/> <text:s text:c="7"/>},<text:line-break/> <text:s text:c="7"/>{<text:line-break/> <text:s text:c="11"/>"id": "56",<text:line-break/> <text:s text:c="11"/>"name": "LONDON KINGSTON"<text:line-break/> <text:s text:c="7"/>},<text:line-break/> <text:s text:c="7"/>{<text:line-break/> <text:s text:c="11"/>"id": "45",<text:line-break/> <text:s text:c="11"/>"name": "LONDON TWICKENHAM"<text:line-break/> <text:s text:c="7"/>},<text:line-break/> <text:s text:c="7"/>{<text:line-break/> <text:s text:c="11"/>"id": "70",<text:line-break/> <text:s text:c="11"/>"name": "LONDON UXBRIDGE"<text:line-break/> <text:s text:c="7"/>},<text:line-break/> <text:s text:c="7"/>{<text:line-break/> <text:s text:c="11"/>"id": "30",<text:line-break/> <text:s text:c="11"/>"name": "LOS ANGELES"<text:line-break/> <text:s text:c="7"/>},<text:line-break/> <text:s text:c="7"/>{<text:line-break/> <text:s text:c="11"/>"id": "12",<text:line-break/> <text:s text:c="11"/>"name": "LOUGHBOROUGH"<text:line-break/> <text:s text:c="7"/>},<text:line-break/> <text:s text:c="7"/>{<text:line-break/> <text:s text:c="11"/>"id": "38",<text:line-break/> <text:s text:c="11"/>"name": "MALTA VILLAGE"<text:line-break/> <text:s text:c="7"/>},<text:line-break/> <text:s text:c="7"/>{<text:line-break/> <text:s text:c="11"/>"id": "46",<text:line-break/> <text:s text:c="11"/>"name": "MIAMI"<text:line-break/> <text:s text:c="7"/>},<text:line-break/> <text:s text:c="7"/>{<text:line-break/> <text:s text:c="11"/>"id": "64",<text:line-break/></text:span><text:soft-page-break/><text:span text:style-name="Index_20_Link"> <text:s text:c="11"/>"name": "NEW YORK"<text:line-break/> <text:s text:c="7"/>},<text:line-break/> <text:s text:c="7"/>{<text:line-break/> <text:s text:c="11"/>"id": "62",<text:line-break/> <text:s text:c="11"/>"name": "NEW YORK CENTRAL "<text:line-break/> <text:s text:c="7"/>},<text:line-break/> <text:s text:c="7"/>{<text:line-break/> <text:s text:c="11"/>"id": "27",<text:line-break/> <text:s text:c="11"/>"name": "NEW YORK RIDER"<text:line-break/> <text:s text:c="7"/>},<text:line-break/> <text:s text:c="7"/>{<text:line-break/> <text:s text:c="11"/>"id": "5",<text:line-break/> <text:s text:c="11"/>"name": "NORWICH"<text:line-break/> <text:s text:c="7"/>},<text:line-break/> <text:s text:c="7"/>{<text:line-break/> <text:s text:c="11"/>"id": "67",<text:line-break/> <text:s text:c="11"/>"name": "OXFORD"<text:line-break/> <text:s text:c="7"/>},<text:line-break/> <text:s text:c="7"/>{<text:line-break/> <text:s text:c="11"/>"id": "72",<text:line-break/> <text:s text:c="11"/>"name": "SAN FRANCISCO"<text:line-break/> <text:s text:c="7"/>},<text:line-break/> <text:s text:c="7"/>{<text:line-break/> <text:s text:c="11"/>"id": "65",<text:line-break/> <text:s text:c="11"/>"name": "SOUTHEND ON SEA"<text:line-break/> <text:s text:c="7"/>},<text:line-break/> <text:s text:c="7"/>{<text:line-break/> <text:s text:c="11"/>"id": "57",<text:line-break/> <text:s text:c="11"/>"name": "STIRLING"<text:line-break/> <text:s text:c="7"/>},<text:line-break/> <text:s text:c="7"/>{<text:line-break/> <text:s text:c="11"/>"id": "53",<text:line-break/> <text:s text:c="11"/>"name": "WINDSOR"<text:line-break/> <text:s text:c="7"/>}<text:line-break/> <text:s text:c="3"/>]<text:line-break/>}</text:span></text:p>
      <text:p text:style-name="P10"/>
      <text:p text:style-name="P8"><text:span text:style-name="Index_20_Link"><text:span text:style-name="T3">Failure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No API token received."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Invalid API token."} ;</text:span></text:span></text:p>
      <text:p text:style-name="P1"><text:span text:style-name="Index_20_Link"><text:span text:style-name="T1"/></text:span></text:p>
      <text:p text:style-name="P1"><text:soft-page-break/><text:span text:style-name="Index_20_Link"><text:span text:style-name="T2"/></text:span></text:p>
      <text:h text:style-name="P12" text:outline-level="1">Get bookings</text:h>
      <text:p text:style-name="P1"><text:bookmark-start text:name="__RefHeading__3854_1824344865111"/><text:bookmark-start text:name="__RefHeading__430_1111602003111"/><text:bookmark-start text:name="__RefHeading__284_55453964111"/><text:bookmark-start text:name="__RefHeading__135_592575195111"/><text:bookmark-start text:name="__RefHeading__1_1269678072111"/><text:bookmark-start text:name="__RefHeading__67_2062996015111"/><text:bookmark-start text:name="__RefHeading__205_930465845111"/><text:bookmark-start text:name="__RefHeading__353_1715538336111"/><text:bookmark-start text:name="__RefHeading__2333_77110889111"/><text:bookmark-start text:name="__RefHeading__1223_1732660419111"/><text:bookmark-start text:name="__RefHeading__713_1464257472111"/><text:bookmark-start text:name="__RefHeading___Toc482889394111"/>1) Get Bookings <text:s/>(http://plus-ed.com/betaweb/webservices/login/get_booking)<text:bookmark-end text:name="__RefHeading__3854_1824344865111"/><text:bookmark-end text:name="__RefHeading__430_1111602003111"/><text:bookmark-end text:name="__RefHeading__284_55453964111"/><text:bookmark-end text:name="__RefHeading__135_592575195111"/><text:bookmark-end text:name="__RefHeading__1_1269678072111"/><text:bookmark-end text:name="__RefHeading__67_2062996015111"/><text:bookmark-end text:name="__RefHeading__205_930465845111"/><text:bookmark-end text:name="__RefHeading__353_1715538336111"/><text:bookmark-end text:name="__RefHeading__2333_77110889111"/><text:bookmark-end text:name="__RefHeading__1223_1732660419111"/><text:bookmark-end text:name="__RefHeading__713_1464257472111"/><text:bookmark-end text:name="__RefHeading___Toc482889394111"/></text:p>
      <text:p text:style-name="P1">-------------------------------------------------------------------</text:p>
      <text:p text:style-name="P1">WS : http://plus-ed.com/betaweb/webservices/login/get_booking</text:p>
      <text:p text:style-name="P1">Method : POST</text:p>
      <text:p text:style-name="P1"><text:span text:style-name="T3">Request</text:span> : </text:p>
      <text:p text:style-name="P1">api_key:187c5425e9a98318d05a3288c6f0183d</text:p>
      <text:p text:style-name="P1">first_name:John</text:p>
      <text:p text:style-name="P1">surname:ABC2124_32</text:p>
      <text:p text:style-name="P1">dob:01-01-1990</text:p>
      <text:p text:style-name="P1"/>
      <text:p text:style-name="P6"><text:span text:style-name="Index_20_Link"><text:span text:style-name="T2">success</text:span></text:span></text:p>
      <text:p text:style-name="P1">{<text:line-break/> <text:s text:c="3"/>"status": "Success",<text:line-break/> <text:s text:c="3"/>"message": "API Token validated.",<text:line-break/> <text:s text:c="3"/>"bookings": [<text:line-break/> <text:s text:c="7"/>{<text:line-break/> <text:s text:c="11"/>"booking_id": "2018_2450 - LONDON TWICKENHAM",<text:line-break/> <text:s text:c="11"/>"id_book": "2450"<text:line-break/> <text:s text:c="7"/>}<text:line-break/> <text:s text:c="3"/>]<text:line-break/>}</text:p>
      <text:p text:style-name="P1"><text:span text:style-name="Index_20_Link"><text:tab/></text:span></text:p>
      <text:p text:style-name="P10"/>
      <text:p text:style-name="P8"><text:span text:style-name="Index_20_Link"><text:span text:style-name="T3">Failure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No API token received."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Invalid API token."} ;</text:span></text:span></text:p>
      <text:p text:style-name="P1"><text:span text:style-name="Index_20_Link"><text:span text:style-name="T1"/></text:span></text:p>
      <text:p text:style-name="P1"><text:span text:style-name="Index_20_Link">{<text:line-break/> <text:s text:c="3"/>"status": "Fail",<text:line-break/> <text:s text:c="3"/>"message": "Booking not available"<text:line-break/>} ;</text:span></text:p>
      <text:p text:style-name="P1"><text:span text:style-name="Index_20_Link"><text:span text:style-name="T2"/></text:span></text:p>
      <text:h text:style-name="P12" text:outline-level="1"><text:soft-page-break/>Get activity details</text:h>
      <text:p text:style-name="P1"><text:bookmark-start text:name="__RefHeading__3854_18243448651111"/><text:bookmark-start text:name="__RefHeading__430_11116020031111"/><text:bookmark-start text:name="__RefHeading__284_554539641111"/><text:bookmark-start text:name="__RefHeading__135_5925751951111"/><text:bookmark-start text:name="__RefHeading__1_12696780721111"/><text:bookmark-start text:name="__RefHeading__67_20629960151111"/><text:bookmark-start text:name="__RefHeading__205_9304658451111"/><text:bookmark-start text:name="__RefHeading__353_17155383361111"/><text:bookmark-start text:name="__RefHeading__2333_771108891111"/><text:bookmark-start text:name="__RefHeading__1223_17326604191111"/><text:bookmark-start text:name="__RefHeading__713_14642574721111"/><text:bookmark-start text:name="__RefHeading___Toc4828893941111"/>1) Get activity details <text:s/>(http://plus-ed.com/betaweb/webservices/activity/get_activity)<text:bookmark-end text:name="__RefHeading__3854_18243448651111"/><text:bookmark-end text:name="__RefHeading__430_11116020031111"/><text:bookmark-end text:name="__RefHeading__284_554539641111"/><text:bookmark-end text:name="__RefHeading__135_5925751951111"/><text:bookmark-end text:name="__RefHeading__1_12696780721111"/><text:bookmark-end text:name="__RefHeading__67_20629960151111"/><text:bookmark-end text:name="__RefHeading__205_9304658451111"/><text:bookmark-end text:name="__RefHeading__353_17155383361111"/><text:bookmark-end text:name="__RefHeading__2333_771108891111"/><text:bookmark-end text:name="__RefHeading__1223_17326604191111"/><text:bookmark-end text:name="__RefHeading__713_14642574721111"/><text:bookmark-end text:name="__RefHeading___Toc4828893941111"/></text:p>
      <text:p text:style-name="P1">-------------------------------------------------------------------</text:p>
      <text:p text:style-name="P1">WS : http://plus-ed.com/betaweb/webservices/activity/get_activity</text:p>
      <text:p text:style-name="P1">Method : POST</text:p>
      <text:p text:style-name="P1"><text:span text:style-name="T3">Request</text:span> : </text:p>
      <text:p text:style-name="P1">api_key:187c5425e9a98318d05a3288c6f0183d</text:p>
      <text:p text:style-name="P1">centre_id:63</text:p>
      <text:p text:style-name="P1"/>
      <text:p text:style-name="P6"><text:span text:style-name="Index_20_Link"><text:span text:style-name="T2">success</text:span></text:span></text:p>
      <text:p text:style-name="P1">{<text:line-break/> <text:s text:c="3"/>"status": "Success",<text:line-break/> <text:s text:c="3"/>"message": "API Token validated.",<text:line-break/> <text:s text:c="3"/>"activity_details": [<text:line-break/> <text:s text:c="7"/>{<text:line-break/> <text:s text:c="11"/>"id": "52",<text:line-break/> <text:s text:c="11"/>"name": "BA Tower 360 ",<text:line-break/> <text:s text:c="11"/>"description": "&lt;p&gt;Price £10.00 pp Incredible Experience&lt;/p&gt;",<text:line-break/> <text:s text:c="11"/>"date": "26-04-2018",<text:line-break/> <text:s text:c="11"/>"show_type": "1",<text:line-break/> <text:s text:c="11"/>"show_text": "",<text:line-break/> <text:s text:c="11"/>"image_name": "http://plus-ed.com/vision_ag/uploads/activity_photogallery/1524737533.jpg",<text:line-break/> <text:s text:c="11"/>"fixed_background_image": "http://plus-ed.com/betaweb/images/bg_image.jpg",<text:line-break/> <text:s text:c="11"/>"files": [<text:line-break/> <text:s text:c="15"/>{<text:line-break/> <text:s text:c="19"/>"filePath": "http://plus-ed.com/vision_ag/uploads/manage_activity/1524737693.pdf",<text:line-break/> <text:s text:c="19"/>"fileExtension": "pdf"<text:line-break/> <text:s text:c="15"/>}<text:line-break/> <text:s text:c="11"/>]<text:line-break/> <text:s text:c="7"/>},<text:line-break/> <text:s text:c="7"/>{<text:line-break/> <text:s text:c="11"/>"id": "54",<text:line-break/> <text:s text:c="11"/>"name": "STADIUM TOUR",<text:line-break/> <text:s text:c="11"/>"description": "&lt;p&gt;&lt;font face=\"Verdana\"&gt;&lt;b style=\"color: rgb(0, 0, 0);\"&gt;WHY NOT VISITING A PREMIER LEAGUE FOOTBALL CLUB STADIUM&lt;/b&gt;&lt;/font&gt;&lt;/p&gt;&lt;p&gt;&lt;font face=\"Verdana\"&gt;&lt;b style=\"color: rgb(0, 0, 0);\"&gt;PRICE:&lt;/b&gt;&lt;/font&gt;&lt;/p&gt;&lt;p&gt;&lt;font face=\"Verdana\"&gt;&lt;b style=\"color: rgb(0, 0, 0);\"&gt;TIME:&lt;/b&gt;&lt;/font&gt;&lt;/p&gt;&lt;p&gt;&lt;font face=\"Verdana\"&gt;&lt;b style=\"color: rgb(0, 0, 0);\"&gt;FOR BOOKING PLEASE VISIT THE CAMPUS MANAGER OFFICE&lt;/b&gt;&lt;/font&gt;&lt;/p&gt;",<text:line-break/> <text:s text:c="11"/>"date": "26-04-2018",<text:line-break/><text:soft-page-break/> <text:s text:c="11"/>"show_type": "1",<text:line-break/> <text:s text:c="11"/>"show_text": "",<text:line-break/> <text:s text:c="11"/>"image_name": "http://plus-ed.com/vision_ag/uploads/activity_photogallery/1524698372.jpeg",<text:line-break/> <text:s text:c="11"/>"fixed_background_image": "http://plus-ed.com/betaweb/images/bg_image.jpg",<text:line-break/> <text:s text:c="11"/>"files": []<text:line-break/> <text:s text:c="7"/>},<text:line-break/> <text:s text:c="7"/>{<text:line-break/> <text:s text:c="11"/>"id": "55",<text:line-break/> <text:s text:c="11"/>"name": "DOCTOR",<text:line-break/> <text:s text:c="11"/>"description": "&lt;p&gt;YOUR DOCTOR IS AVAILABLE 24/7&amp;nbsp;&lt;/p&gt;&lt;p&gt;TEL&amp;nbsp;&lt;/p&gt;&lt;p&gt;PRICE&lt;/p&gt;",<text:line-break/> <text:s text:c="11"/>"date": "26-04-2018",<text:line-break/> <text:s text:c="11"/>"show_type": "1",<text:line-break/> <text:s text:c="11"/>"show_text": "",<text:line-break/> <text:s text:c="11"/>"image_name": "http://plus-ed.com/vision_ag/uploads/activity_photogallery/1524613027.jpg",<text:line-break/> <text:s text:c="11"/>"fixed_background_image": "http://plus-ed.com/betaweb/images/bg_image.jpg",<text:line-break/> <text:s text:c="11"/>"files": []<text:line-break/> <text:s text:c="7"/>},<text:line-break/> <text:s text:c="7"/>{<text:line-break/> <text:s text:c="11"/>"id": "56",<text:line-break/> <text:s text:c="11"/>"name": "EXCURSION ON SATURDAY TO OXFORD",<text:line-break/> <text:s text:c="11"/>"description": "&lt;p&gt;&lt;font face=\"Verdana\"&gt;&lt;b&gt;PICK UP&lt;/b&gt;&lt;/font&gt;&lt;/p&gt;&lt;p&gt;&lt;font face=\"Verdana\"&gt;&lt;b&gt;RETURN&lt;/b&gt;&lt;/font&gt;&lt;/p&gt;&lt;p&gt;&lt;font face=\"Verdana\"&gt;&lt;br&gt;&lt;/font&gt;&lt;/p&gt;",<text:line-break/> <text:s text:c="11"/>"date": "27-04-2018",<text:line-break/> <text:s text:c="11"/>"show_type": "1",<text:line-break/> <text:s text:c="11"/>"show_text": "",<text:line-break/> <text:s text:c="11"/>"image_name": "http://plus-ed.com/vision_ag/uploads/activity_photogallery/1524613697.jpg",<text:line-break/> <text:s text:c="11"/>"fixed_background_image": "http://plus-ed.com/betaweb/images/bg_image.jpg",<text:line-break/> <text:s text:c="11"/>"files": []<text:line-break/> <text:s text:c="7"/>}<text:line-break/> <text:s text:c="3"/>]<text:line-break/>}</text:p>
      <text:p text:style-name="P1"><text:span text:style-name="Index_20_Link"><text:tab/></text:span></text:p>
      <text:p text:style-name="P10"/>
      <text:p text:style-name="P8"><text:span text:style-name="Index_20_Link"><text:span text:style-name="T3">Failure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No API token received."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Invalid API token."} ;</text:span></text:span></text:p>
      <text:p text:style-name="P1"><text:span text:style-name="Index_20_Link"><text:span text:style-name="T1"/></text:span></text:p>
      <text:p text:style-name="P1"><text:soft-page-break/><text:span text:style-name="Index_20_Link">{<text:line-break/> <text:s text:c="3"/>"status": "Fail",<text:line-break/> <text:s text:c="3"/>"message": "No centre selected"<text:line-break/>};</text:span></text:p>
      <text:p text:style-name="P1"><text:span text:style-name="Index_20_Link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ans" svg:font-family="OpenSans, Helvetica, Arial, sans-serif"/>
    <style:font-face style:name="Proxima Nova Alt Rg" svg:font-family="'Proxima Nova Alt Rg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rial" style:font-name-complex="Arial"/>
    </style:style>
    <style:style style:name="Heading_20_1" style:display-name="Heading 1" style:family="paragraph" style:parent-style-name="Heading" style:next-style-name="Text_20_body" style:default-outline-level="1" style:class="text">
      <style:text-properties fo:text-transform="uppercase" fo:font-weight="bold" style:letter-kerning="true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weight="bold" style:font-weight-asian="bold" style:font-style-complex="italic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6T19:45:21.54</meta:creation-date>
    <dc:date>2018-05-04T15:53:21.62</dc:date>
    <meta:editing-duration>PT2H34M10S</meta:editing-duration>
    <meta:editing-cycles>36</meta:editing-cycles>
    <meta:generator>OpenOffice/4.1.0$Win32 OpenOffice.org_project/410m18$Build-9764</meta:generator>
    <meta:document-statistic meta:table-count="0" meta:image-count="0" meta:object-count="0" meta:page-count="12" meta:paragraph-count="107" meta:word-count="1052" meta:character-count="14629"/>
  </office:meta>
</office:document-meta>
</file>